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2613c" officeooo:paragraph-rsid="0012613c"/>
    </style:style>
    <style:style style:name="P2" style:family="paragraph" style:parent-style-name="Standard">
      <style:text-properties style:text-underline-style="solid" style:text-underline-width="auto" style:text-underline-color="font-color" fo:font-weight="bold" officeooo:rsid="0012613c" officeooo:paragraph-rsid="0012613c" style:font-weight-asian="bold" style:font-weight-complex="bold"/>
    </style:style>
    <style:style style:name="P3" style:family="paragraph" style:parent-style-name="Standard">
      <style:text-properties style:text-underline-style="none" fo:font-weight="normal" officeooo:rsid="0012613c" officeooo:paragraph-rsid="0012613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ler Wilson and Jorden Luke</text:p>
      <text:p text:style-name="P1">ECE 5780</text:p>
      <text:p text:style-name="P1"/>
      <text:p text:style-name="P2">Lab 2 – Write up</text:p>
      <text:p text:style-name="P2"/>
      <text:p text:style-name="P3">There were a few differences noticed between the two scheduling algorithms. In RM, the total number of preemptions and number of deadline misses were 21 and 2, respectively. In EDF, the total number of preemptions and number of deadline misses were 15 and 0, respectively. It is seen that the number of preemptions decreased and the number of misses was zero when we changed to the EDF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Wilson</meta:initial-creator>
    <meta:creation-date>2016-02-19T13:16:36.571131066</meta:creation-date>
    <dc:date>2016-02-19T13:23:08.959774615</dc:date>
    <dc:creator>Tyler Wilson</dc:creator>
    <meta:editing-duration>P0D</meta:editing-duration>
    <meta:editing-cycles>1</meta:editing-cycles>
    <meta:document-statistic meta:table-count="0" meta:image-count="0" meta:object-count="0" meta:page-count="1" meta:paragraph-count="4" meta:word-count="79" meta:character-count="448" meta:non-whitespace-character-count="372"/>
    <meta:generator>LibreOffice/4.2.6.3$Linux_X86_64 LibreOffice_project/420$Build-3</meta:generator>
  </office:meta>
</office:document-meta>
</file>